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AED0000020AE8E07A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68cm" svg:height="4.418cm" svg:x="4.26cm" svg:y="3.202cm">
          <draw:image xlink:href="Pictures/1000020100000AED0000020AE8E07A15.png" xlink:type="simple" xlink:show="embed" xlink:actuate="onLoad">
            <text:p/>
          </draw:image>
        </draw:frame>
        <draw:custom-shape draw:style-name="gr2" draw:text-style-name="P1" draw:layer="layout" svg:width="27.94cm" svg:height="21.59cm" svg:x="61.59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61.59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90.805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2.74cm" svg:y="59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12.0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35.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4cm" svg:height="21.59cm" svg:x="32.185cm" svg:y="59.6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3.086cm" svg:height="4.036cm" svg:x="29.845cm" svg:y="3.81cm">
          <draw:text-box>
            <text:p><text:span text:style-name="T1">Poisoned by the Compiler-- Optimizations Gone Wrong</text:span></text:p>
          </draw:text-box>
        </draw:frame>
        <draw:line draw:style-name="gr4" draw:text-style-name="P1" draw:layer="layout" svg:x1="31.215cm" svg:y1="10.16cm" svg:x2="31.215cm" svg:y2="82.55cm">
          <text:p/>
        </draw:line>
        <draw:line draw:style-name="gr4" draw:text-style-name="P1" draw:layer="layout" svg:x1="60.86cm" svg:y1="10.16cm" svg:x2="60.96cm" svg:y2="82.55cm">
          <text:p/>
        </draw:line>
        <draw:line draw:style-name="gr4" draw:text-style-name="P1" draw:layer="layout" svg:x1="90.07cm" svg:y1="10.795cm" svg:x2="90.17cm" svg:y2="83.185cm">
          <text:p/>
        </draw:line>
        <draw:frame draw:style-name="gr5" draw:layer="layout" svg:width="116.205cm" svg:height="4.98cm" svg:x="2.54cm" svg:y="83.185cm">
          <draw:text-box>
            <text:p><text:span text:style-name="T2">Footnotes and acknowledgements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6cm" fo:text-indent="0cm"/>
      <style:text-properties style:use-window-font-color="true" style:text-outline="false" style:text-line-through-style="none" fo:font-family="'Liberation Sans'" style:font-family-generic="roman" style:font-pitch="variable" fo:font-size="139.300003051758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1cm" fo:text-indent="0cm"/>
      <style:text-properties fo:font-size="1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6cm" fo:text-indent="0cm"/>
      <style:text-properties fo:font-size="104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7cm" fo:text-indent="0cm"/>
      <style:text-properties fo:font-size="87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5cm" fo:text-indent="0cm"/>
      <style:text-properties fo:font-size="87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91.600006103516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4cm" presentation:class="title" presentation:placeholder="true">
        <draw:text-box/>
      </draw:frame>
      <draw:frame presentation:style-name="Default-outline1" draw:layer="backgroundobjects" svg:width="109.724cm" svg:height="53.035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30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30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30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chreiner</meta:initial-creator>
    <meta:creation-date>2012-08-21T19:49:09</meta:creation-date>
    <meta:editing-duration>PT3H8M6S</meta:editing-duration>
    <meta:editing-cycles>6</meta:editing-cycles>
    <dc:date>2015-02-11T17:40:37</dc:date>
    <dc:creator>Christian Schreiner</dc:creator>
    <meta:generator>LibreOffice/4.0.4.2$Linux_X86_64 LibreOffice_project/400m0$Build-2</meta:generator>
    <meta:document-statistic meta:object-count="41"/>
  </office:meta>
</office:document-meta>
</file>